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62fdc5"/>
    </style:style>
    <style:style style:name="P2" style:family="paragraph" style:parent-style-name="Standard">
      <style:text-properties officeooo:paragraph-rsid="007f1c68"/>
    </style:style>
    <style:style style:name="T1" style:family="text">
      <style:text-properties officeooo:rsid="003adab0"/>
    </style:style>
    <style:style style:name="T2" style:family="text">
      <style:text-properties officeooo:rsid="003ebe63"/>
    </style:style>
    <style:style style:name="T3" style:family="text">
      <style:text-properties officeooo:rsid="003f37e8"/>
    </style:style>
    <style:style style:name="T4" style:family="text">
      <style:text-properties officeooo:rsid="0052f2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在古代（具体朝代待定），一本武功秘籍引起江湖纷争。其中两个门派派出寻找这本秘籍的弟子（名字暂时就叫 <text:span text:style-name="T1">(女）萧</text:span>残雪，<text:span text:style-name="T1">（男）顾</text:span>杨风）竟然互生情愫私下走到了一起。他们深知在这场纷争尘埃落定之前，他们的关系是一定不会被允许的。于是他们决定离开各自的门派，隐居起来。然而，不知是谁散播的谣言，说这本秘籍被他们两人找到并私藏了起来，他们的秘密关系也被曝光。不久，他们便被各门派包围。他们各自门派的掌门都许诺，只要他们交出秘籍，便不追究他们的罪过，还可以放他们离去，秘籍归两门派共有。然而，他俩哪里有什么秘籍。可是，任凭他们怎么解释，大家都不相信。一番争论后，他们各自门派的掌门作出一个决定，将两人分别带回门内关押起来，直到他们交出秘籍，或者秘籍被找到。此时，他们已经有一个刚出生不久的女儿。由于是女婴，则由女方门派带回抚养。萧残雪不想这样做，因为她就是母亲和门外人生的，结果就是母亲和自己被带回门派，始终没有再见到父亲，因为父亲的名字带个雪字，母亲心里想放却放不下父亲，所以给自己起名“残雪”。可是，眼下也没有更好的办法了，先跟掌门回去，留得青山在不怕没柴烧。但是，其他门派怎肯罢休，如果秘籍真的被这两人藏了起来，那怎能让他们两门这么轻松把人领走。忽然，一群蒙面人杀了出来，打破了僵局。他们放出烟雾弹，趁着混乱要掳走女婴。其他门派有的也加入了争抢女婴的过程。很简单，如果这两个弟子真的藏有秘籍，谁抢到女婴，谁就能逼迫他们交出秘籍。这两名弟子拼命护住女婴，顾杨风所在的门派掌门立刻下令将这三人团团围住，令其他门派和蒙面人不得接近。蒙面人见势不妙立刻撤离。其他门派有的虎视眈眈，有的互相张望，有的则显得十分惭愧。等场面控制住了才发现女弟子在刚才的混乱中被误伤，身受重伤，奄奄一息的女弟子握着男弟子的手，向众人发誓他们绝对没有找到秘籍。临终前，她把孩子托付给孩子父亲，让他带着孩子退出江湖，让他发誓不得为自己报仇。她又向自己的掌门忏悔，祈求掌门放孩子和孩子父亲一条生路。见状，众人这才散去。只剩这两个门派，帮忙安葬了孩子母亲。之后，江湖中再也没有这本秘籍的踪迹。这对父女在顾门派的保护下也平安渡过了几年。等女婴长到八岁，父亲便带女儿离开了门派。此时，这本秘籍已鲜有人提起，就算这个弟子真的藏了起来，也肯定交给门派了。</text:p>
      <text:p text:style-name="Standard">后来，在某个地方有间客栈被一个带着女儿的萧姓中年男子盘了下来。时间一晃，女儿已经十七岁了，虽亭亭玉立，但穿着却像个男子，一双纤纤玉手也是被各种粗活磨出茧子。她举止谈吐也没有女子的样子，若不是白净的脸庞，甚至会被当成男子。这家客栈（名字没想好，暂时叫春风客栈吧）虽然只有这对父女和几个打杂的伙计，却经营的很好。附近的店铺都认识这个老实的客栈掌柜以及古灵精怪的丫头<text:span text:style-name="T2">（萧莫愁，顾杨风本来是打算叫萧莫仇，提醒自己不要去仇恨，但是他本不打算告诉女儿这份家仇，于是改叫莫愁，只对女儿说母亲是染病死的）。</text:span></text:p>
      <text:p text:style-name="Standard">自从这对父女离开门派后，便和江湖断了来往，做起老实本分的生意。偶有门内的弟子来这里吃饭住宿也不认的这个掌柜就是传说中的师叔。只是，有一人，每年春暖花开之时会来这里看望掌柜的，还会给丫头带一些稀罕玩意。这个人就是顾杨风的师弟<text:span text:style-name="T3">，周由守。萧莫愁每次都很高兴看见周叔叔，只是爹从来不让周叔叔带她回山里，也从来不让她和别人提起他们在山里的事。当年，周由守和顾杨风一同受掌门所派去寻找秘籍，二人一同遇上萧残雪，皆被这个蛮横又可爱的女子迷倒。最后，周由守为了师兄弟情义以及身负师门重任而主动退出。当年，他本想给顾杨风报信让他逃走，却不知被谁迷晕了。当他听说萧残雪的死后痛哭了三天三夜，发誓找出那群蒙面人以及编造谣言和迷晕他的人，为残雪报仇。虽然顾杨风（化名萧春风，因为萧残雪曾说过不喜欢“萧残雪”这个名字，她喜欢春天，喜欢春风）每次都不愿听周由守讲他的复仇进展，但他还是会问一句山里的情况，师父的情况。每次，他们谈话的时候，周由守都会打发萧莫愁去十里外的花室给自己买一束白色山茶花（暂定）带走。（离开客栈后，周有守会去祭奠萧残雪，跟她说说这对父女的情况，跟她说说他的复仇，说说他多么想她）</text:span></text:p>
      <text:p text:style-name="Standard"/>
      <text:p text:style-name="Standard">这个故事主要讲的是这对父女<text:span text:style-name="T4">，以及后来加入店里的一些角色，在江湖开客栈遇到的江湖人和江湖事。客栈是人们歇脚的地方，车水马龙，鱼龙混杂。顾杨风一心想带着女儿远离江湖纷争，可是，有人的地方就有江湖。树欲静而风不止，顾杨风虽然想脱离江湖，可是他内心一直割舍不下江湖，他没法忍受那种带着女儿在深山老林里隐居的生活，于是带着女儿，在闹事开了这家客栈。虽不再参与江湖纷争，却仍身在江湖。这家客栈里来来往往的人，他们经历的事，可以让我们对江湖窥一斑而见全豹。可以把它看成武林外传，但是没有那么搞笑，这间客栈，是我们的一个观测点，让我们看到真正的江湖。</text:span></text:p>
      <text:p text:style-name="Standard"/>
      <text:p text:style-name="P2">你以为不拿刀不习武就不在江湖吗？有人的地方就有江湖。如果把江湖真的比作一条江，所有人都是在江里的鱼。除非找个深山老林躲起来，否则你永远离不开江湖。</text:p>
      <text:p text:style-name="P2"><text:soft-page-break/>只不过多数人都是小鱼小虾，默默无闻，能不被大鱼吞掉就该偷着乐了，而有的人，一念之差就能掀起惊涛骇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3T18:34:09.425705930</meta:creation-date>
    <dc:date>2022-08-15T11:13:50.884639788</dc:date>
    <meta:editing-duration>PT2H38M50S</meta:editing-duration>
    <meta:editing-cycles>125</meta:editing-cycles>
    <meta:generator>LibreOffice/6.0.7.3$Linux_X86_64 LibreOffice_project/00m0$Build-3</meta:generator>
    <meta:document-statistic meta:table-count="0" meta:image-count="0" meta:object-count="0" meta:page-count="2" meta:paragraph-count="6" meta:word-count="2070" meta:character-count="2071" meta:non-whitespace-character-count="2070"/>
  </office:meta>
</office:document-meta>
</file>